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f763" officeooo:paragraph-rsid="0019f763"/>
    </style:style>
    <style:style style:name="P2" style:family="paragraph" style:parent-style-name="Standard">
      <style:text-properties officeooo:rsid="001ae5c6" officeooo:paragraph-rsid="001ae5c6"/>
    </style:style>
    <style:style style:name="P3" style:family="paragraph" style:parent-style-name="Header">
      <style:paragraph-properties fo:text-align="end" style:justify-single-word="false"/>
    </style:style>
    <style:style style:name="T1" style:family="text">
      <style:text-properties officeooo:rsid="0019f763"/>
    </style:style>
    <style:style style:name="T2" style:family="text">
      <style:text-properties officeooo:rsid="001ae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See the FinalExam.<text:span text:style-name="T2">java in folder Q1</text:span></text:p>
      <text:p text:style-name="P1"/>
      <text:p text:style-name="P2">2.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9f76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nal Exam, Fall 2013, Answers </text:span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1:04:04.497380585</meta:creation-date>
    <dc:date>2014-12-14T01:49:23.842506390</dc:date>
    <meta:editing-duration>PT15M2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5" meta:word-count="14" meta:character-count="73" meta:non-whitespace-character-count="61"/>
  </office:meta>
</office:document-meta>
</file>